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ker.Maker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ker.make( PropertyList propertyList , String value , FObj 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acterProperty.getInstance( char 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acterPropert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Property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racterProperty.CharacterProperty( char 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Property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Property.getCharac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Property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